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635cm" style:auto-text-indent="false"/>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paragraph-properties fo:margin-left="0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4 définit des types d’éléments qui représente des structures ou des comportement voulu. On peux ainsi annoter des éléments comme étant des liens hypertexte, des images ou des paragraphes. Chaque élément peut avoir des propriétés.</text:p>
      <text:p text:style-name="Standard"/>
      <text:p text:style-name="Standard">HTML 4 permet de décrire trois composant principaux :</text:p>
      <text:list xml:id="list12757422401" text:style-name="L1">
        <text:list-item>
          <text:p text:style-name="P3">Le contenu textuel : paragraphe, titre</text:p>
        </text:list-item>
      </text:list>
      <text:p text:style-name="P2">(Diagramme)</text:p>
      <text:list xml:id="list1674655330" text:continue-numbering="true" text:style-name="L1">
        <text:list-item>
          <text:p text:style-name="P3">Les liens hypertextes</text:p>
        </text:list-item>
      </text:list>
      <text:p text:style-name="P2">(Diagramme)</text:p>
      <text:list xml:id="list284535214" text:continue-numbering="true" text:style-name="L1">
        <text:list-item>
          <text:p text:style-name="P3">Les images, objets ect</text:p>
        </text:list-item>
      </text:list>
      <text:p text:style-name="P2">(Diagramme)</text:p>
      <text:p text:style-name="Standard"/>
      <text:p text:style-name="Standard">Les éléments &lt;div&gt; et &lt;span&gt;, utilisé avec les attributs id et classe fournissent un mécanisme générique pour créer la structure d'un document. L'imbrication de ces éléments, comme on peut le voir dans le document, répondent à des critères strictes. La sémantique de ces balises est neutre, elle ne fournit aucune informations, il n' y a aucune information sur l'usage que son auteur en fait.</text:p>
      <text:p text:style-name="P2">(Diagramme)</text:p>
      <text:p text:style-name="Standard"/>
      <text:p text:style-name="Standard">Conclusion :</text:p>
      <text:p text:style-name="Standard">HTML 4 fournit beaucoup d’idiome pour structurer le texte et les blocs du document. Il fournit une sémantique fine pour le texte, les hyperliens et une sémantique grossière pour la structure d'une page web.</text:p>
      <text:p text:style-name="Standard"/>
      <text:p text:style-name="Standard">HTML 4 est un langage permettant de représenter les données sur le web. C'est le langage standard actuelle des pages web.</text:p>
      <text:p text:style-name="Standard">Les données décrite peuvent être de type texte, ou plus généralement de type multimédia. </text:p>
      <text:p text:style-name="Standard">Il permet de structurer sémantiquement le contenu et d'inclure une mise en page.</text:p>
      <text:p text:style-name="Standard">HTML 4 fournit un langage très simple pour décrire le contenu d'une page web. Il permet de décrire <text:s/>les structures textuelles, les liens, Image et objet</text:p>
      <text:p text:style-name="Standard"/>
      <text:p text:style-name="Standard"/>
      <text:p text:style-name="Standard"/>
      <text:p text:style-name="Standard"><text:a xlink:type="simple" xlink:href="http://www.w3.org/TR/REC-html40/struct/global.html#id-and-class">Attributs d'identification</text:a> : attribut un identifiant unique à l’élément ou une classe d'appartenance.</text:p>
      <text:p text:style-name="Standard"><text:s/></text:p>
      <text:p text:style-name="Standard"/>
      <text:list xml:id="list598711324" text:style-name="L2">
        <text:list-item>
          <text:p text:style-name="P4">Structuration générale</text:p>
        </text:list-item>
      </text:list>
      <text:p text:style-name="Standard"/>
      <text:list xml:id="list1379412757" text:continue-numbering="true" text:style-name="L2">
        <text:list-header>
          <text:p text:style-name="P5">La structure principale est contenue dans le &lt;body&gt;. <text:s/>C'est cette balise qui encapsule le document principale.</text:p>
        </text:list-header>
      </text:list>
      <text:p text:style-name="P1"/>
      <text:p text:style-name="P1"><text:s text:c="6"/>Chaque éléments du body peut être annoter par un identifiant et une classe d'appartenance. L'identifiant est unique alors que la classe peut être partager par plusieurs instance.</text:p>
      <text:p text:style-name="P1"/>
      <text:p text:style-name="Standard">Groupement des éléments :</text:p>
      <text:p text:style-name="Standard">Les éléments &lt;div&gt; et &lt;span&gt; utilisé conjointement avec les attributs id et classe, offre un mécanisme générique pour définir une structure dans le document. Cela permet d' identifier les éléments principaux de document et identifie leur organisation entre eux. HTML 4 n'impose pas d'autre idiome de présentation du contenu.</text:p>
      <text:p text:style-name="Standard"/>
      <text:p text:style-name="Standard"/>
      <text:p text:style-name="Standard">Heading :</text:p>
      <text:p text:style-name="Standard">Ce type de balise permette d'introduire le sujet principale d'une section. Cette balise est déclinée en <text:soft-page-break/>six niveaux, H1 étant le plus important est H6 le moins.</text:p>
      <text:p text:style-name="Standard"/>
      <text:p text:style-name="Standard">Adresse :</text:p>
      <text:p text:style-name="Standard">La balise est utiliser par l'auteur pour fournir des informations sur une adresse</text:p>
      <text:p text:style-name="Standard"/>
      <text:p text:style-name="Standard"/>
      <text:list xml:id="list1072321225" text:continue-numbering="true" text:style-name="L2">
        <text:list-item>
          <text:p text:style-name="P4">Structure spécifique</text:p>
          <text:list>
            <text:list-item>
              <text:p text:style-name="P4">Texte</text:p>
            </text:list-item>
          </text:list>
        </text:list-item>
      </text:list>
      <text:p text:style-name="Standard">HTML fournit des balises pour renseigner la structure d'un texte.</text:p>
      <text:list xml:id="list1301694867" text:continue-numbering="true" text:style-name="L2">
        <text:list-item>
          <text:list>
            <text:list-item>
              <text:p text:style-name="P4">Liste</text:p>
            </text:list-item>
          </text:list>
        </text:list-item>
      </text:list>
      <text:p text:style-name="Standard">Fournit des plusieurs mécanismes pour spécifier une liste. On peut spécifier si les éléments de la liste sont ordonnées, désordonnées ou si la liste est du type cles/valeur.</text:p>
      <text:list xml:id="list1181240224" text:continue-numbering="true" text:style-name="L2">
        <text:list-item>
          <text:list>
            <text:list-item>
              <text:p text:style-name="P4">Table</text:p>
            </text:list-item>
          </text:list>
        </text:list-item>
      </text:list>
      <text:p text:style-name="Standard">Structure une informations en ligne et colonne.</text:p>
      <text:list xml:id="list2038821138" text:continue-numbering="true" text:style-name="L2">
        <text:list-item>
          <text:list>
            <text:list-item>
              <text:p text:style-name="P4">Lien</text:p>
            </text:list-item>
          </text:list>
        </text:list-item>
      </text:list>
      <text:p text:style-name="Standard">Fournit des caractéristiques sur les hyperliens. HTML 4 permet de décrire lien entre entre ressource.</text:p>
      <text:p text:style-name="Standard">Plusieurs propriétés : spécifie le type de relation</text:p>
      <text:p text:style-name="Standard">Plusieurs état : visité</text:p>
      <text:p text:style-name="Standard">Possède des rôles : Start, Next, Preview ect...</text:p>
      <text:p text:style-name="Standard">Un lien est décrit par deux extrémités appelé ancre. Le lien part de l'ancre « source » et pointe vers l'ancre « destination », qui peut représenter n'importe quelle ressource Web (par exemple, une image, une séquence vidéo, un extrait sonore, un programme, un document , un élément au sein d'un document , etc.). </text:p>
      <text:p text:style-name="Standard"/>
      <text:list xml:id="list694219190" text:continue-numbering="true" text:style-name="L2">
        <text:list-item>
          <text:list>
            <text:list-item>
              <text:p text:style-name="P4">Objet, image et applet</text:p>
            </text:list-item>
            <text:list-item>
              <text:p text:style-name="P4">Feuille de style</text:p>
            </text:list-item>
            <text:list-item>
              <text:p text:style-name="P4">Frame</text:p>
            </text:list-item>
            <text:list-item>
              <text:p text:style-name="P4">Forme </text:p>
            </text:list-item>
            <text:list-item>
              <text:p text:style-name="P4">Script</text:p>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3T08:32:53</meta:creation-date>
    <dc:date>2014-02-13T16:53:11</dc:date>
    <dc:creator>Asus </dc:creator>
    <meta:editing-duration>PT4H39M31S</meta:editing-duration>
    <meta:editing-cycles>12</meta:editing-cycles>
    <meta:generator>LibreOffice/3.5$Linux_x86 LibreOffice_project/350m1$Build-2</meta:generator>
    <meta:document-statistic meta:table-count="0" meta:image-count="0" meta:object-count="0" meta:page-count="2" meta:paragraph-count="45" meta:word-count="555" meta:character-count="3433" meta:non-whitespace-character-count="2924"/>
  </office:meta>
</office:document-meta>
</file>